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dbb" officeooo:paragraph-rsid="001a7dbb"/>
    </style:style>
    <style:style style:name="P2" style:family="paragraph" style:parent-style-name="Standard">
      <style:text-properties officeooo:rsid="0019ce41" officeooo:paragraph-rsid="0019ce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GitLab Personal token</text:p>
      <text:p text:style-name="P2"/>
      <text:p text:style-name="P1">username:</text:p>
      <text:p text:style-name="P1">Shatakshi</text:p>
      <text:p text:style-name="Standard"/>
      <text:p text:style-name="P1">Password:</text:p>
      <text:p text:style-name="Standard">mnq4B78v4e8qYHJRiX-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5:59:06.396558388</meta:creation-date>
    <dc:date>2019-01-10T16:39:29.637170873</dc:date>
    <meta:editing-duration>PT28M43S</meta:editing-duration>
    <meta:editing-cycles>2</meta:editing-cycles>
    <meta:generator>LibreOffice/6.1.3.2$Linux_X86_64 LibreOffice_project/10$Build-2</meta:generator>
    <meta:document-statistic meta:table-count="0" meta:image-count="0" meta:object-count="0" meta:page-count="1" meta:paragraph-count="5" meta:word-count="7" meta:character-count="68" meta:non-whitespace-character-count="66"/>
  </office:meta>
</office:document-meta>
</file>